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Comfortaa" svg:font-family="Comfortaa"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text-properties fo:color="#6b6f80" style:font-name="Roboto" fo:font-size="10.5pt" style:font-name-asian="Roboto2" style:font-size-asian="10.5pt" style:font-name-complex="Roboto2" style:font-size-complex="10.5pt"/>
    </style:style>
    <style:style style:name="P2" style:family="paragraph" style:parent-style-name="Standard">
      <style:text-properties fo:color="#6b6f80" style:font-name="Roboto" fo:font-size="10.5pt" fo:background-color="#ffffff" style:font-name-asian="Roboto2" style:font-size-asian="10.5pt" style:font-name-complex="Roboto2" style:font-size-complex="10.5pt"/>
    </style:style>
    <style:style style:name="P3" style:family="paragraph" style:parent-style-name="Standard">
      <style:text-properties fo:color="#6b6f80" style:font-name="Roboto" fo:font-size="10.5pt" fo:font-weight="bold" fo:background-color="#ffffff" style:font-name-asian="Roboto2" style:font-size-asian="10.5pt" style:font-weight-asian="bold" style:font-name-complex="Roboto2" style:font-size-complex="10.5pt"/>
    </style:style>
    <style:style style:name="P4" style:family="paragraph" style:parent-style-name="Standard">
      <style:text-properties fo:color="#6b6f80" style:font-name="Roboto" fo:font-size="10.5pt" fo:font-weight="bold" style:font-name-asian="Roboto2" style:font-size-asian="10.5pt" style:font-weight-asian="bold" style:font-name-complex="Roboto2" style:font-size-complex="10.5pt"/>
    </style:style>
    <style:style style:name="P5" style:family="paragraph" style:parent-style-name="Standard">
      <style:text-properties fo:color="#6b6f80" style:font-name="Roboto" fo:font-size="12.5pt" style:font-name-asian="Roboto2" style:font-size-asian="12.5pt" style:font-name-complex="Roboto2" style:font-size-complex="12.5pt"/>
    </style:style>
    <style:style style:name="P6" style:family="paragraph" style:parent-style-name="Standard">
      <style:text-properties style:font-name="Consolas" fo:font-size="10.5pt" fo:font-weight="bold" fo:background-color="#2f3640" style:font-name-asian="Consolas1" style:font-size-asian="10.5pt" style:font-weight-asian="bold" style:font-name-complex="Consolas1" style:font-size-complex="10.5pt"/>
    </style:style>
    <style:style style:name="P7" style:family="paragraph" style:parent-style-name="Standard">
      <style:paragraph-properties fo:line-height="100%"/>
    </style:style>
    <style:style style:name="P8" style:family="paragraph" style:parent-style-name="Standard">
      <style:paragraph-properties fo:line-height="100%" fo:orphans="0" fo:widows="0"/>
    </style:style>
    <style:style style:name="P9" style:family="paragraph" style:parent-style-name="Standard">
      <style:text-properties fo:font-weight="bold" style:font-weight-asian="bold"/>
    </style:style>
    <style:style style:name="P10" style:family="paragraph" style:parent-style-name="Standard">
      <loext:graphic-properties draw:fill="solid" draw:fill-color="#ffffff"/>
      <style:paragraph-properties fo:margin-top="0cm" fo:margin-bottom="0.423cm" loext:contextual-spacing="false" fo:line-height="100%" fo:background-color="#ffffff"/>
    </style:style>
    <style:style style:name="P11" style:family="paragraph" style:parent-style-name="Standard">
      <loext:graphic-properties draw:fill="solid" draw:fill-color="#ffffff"/>
      <style:paragraph-properties fo:margin-top="0cm" fo:margin-bottom="0.423cm" loext:contextual-spacing="false" fo:line-height="100%" fo:text-align="center" style:justify-single-word="false" fo:background-color="#ffffff"/>
    </style:style>
    <style:style style:name="P1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style>
    <style:style style:name="P13" style:family="paragraph" style:parent-style-name="Standard">
      <loext:graphic-properties draw:fill="solid" draw:fill-color="#ffffff"/>
      <style:paragraph-properties fo:margin-top="0cm" fo:margin-bottom="0.423cm" loext:contextual-spacing="false" fo:line-height="100%" fo:background-color="#ffffff"/>
      <style:text-properties fo:color="#6b6f80" style:font-name="Roboto" fo:font-size="16.5pt" style:font-name-asian="Roboto2" style:font-size-asian="16.5pt" style:font-name-complex="Roboto2" style:font-size-complex="16.5pt"/>
    </style:style>
    <style:style style:name="P14" style:family="paragraph" style:parent-style-name="Standard">
      <loext:graphic-properties draw:fill="solid" draw:fill-color="#ffffff"/>
      <style:paragraph-properties fo:margin-top="0cm" fo:margin-bottom="0.423cm" loext:contextual-spacing="false" fo:line-height="100%" fo:background-color="#ffffff"/>
      <style:text-properties fo:color="#6b6f80" style:font-name="Roboto" fo:font-size="10.5pt" style:font-name-asian="Roboto2" style:font-size-asian="10.5pt" style:font-name-complex="Roboto2" style:font-size-complex="10.5pt"/>
    </style:style>
    <style:style style:name="P15" style:family="paragraph" style:parent-style-name="Standard">
      <loext:graphic-properties draw:fill="solid" draw:fill-color="#ffffff"/>
      <style:paragraph-properties fo:margin-top="0cm" fo:margin-bottom="0.423cm" loext:contextual-spacing="false" fo:line-height="100%" fo:background-color="#ffffff"/>
      <style:text-properties fo:color="#6b6f80" style:font-name="Roboto" fo:font-size="14.5pt" style:font-name-asian="Roboto2" style:font-size-asian="14.5pt" style:font-name-complex="Roboto2" style:font-size-complex="14.5pt"/>
    </style:style>
    <style:style style:name="P16" style:family="paragraph" style:parent-style-name="Standard">
      <loext:graphic-properties draw:fill="solid" draw:fill-color="#ffffff"/>
      <style:paragraph-properties fo:margin-top="0cm" fo:margin-bottom="0.423cm" loext:contextual-spacing="false" fo:line-height="100%" fo:text-align="center" style:justify-single-word="false" fo:background-color="#ffffff"/>
      <style:text-properties fo:color="#6b6f80" style:font-name="Roboto" fo:font-size="14.5pt" style:font-name-asian="Roboto2" style:font-size-asian="14.5pt" style:font-name-complex="Roboto2" style:font-size-complex="14.5pt"/>
    </style:style>
    <style:style style:name="P17" style:family="paragraph" style:parent-style-name="Standard">
      <loext:graphic-properties draw:fill="solid" draw:fill-color="#ffffff"/>
      <style:paragraph-properties fo:margin-top="0cm" fo:margin-bottom="0.423cm" loext:contextual-spacing="false" fo:line-height="100%" fo:background-color="#ffffff"/>
      <style:text-properties style:font-name="Consolas" fo:font-size="10.5pt" fo:background-color="#2f3640" style:font-name-asian="Consolas1" style:font-size-asian="10.5pt" style:font-name-complex="Consolas1" style:font-size-complex="10.5pt"/>
    </style:style>
    <style:style style:name="P18" style:family="paragraph" style:parent-style-name="Standard">
      <style:paragraph-properties fo:margin-left="0cm" fo:margin-right="0cm" fo:text-indent="1.27cm" style:auto-text-indent="false"/>
    </style:style>
    <style:style style:name="P19" style:family="paragraph" style:parent-style-name="Standard">
      <style:paragraph-properties fo:margin-left="1.27cm" fo:margin-right="0cm" fo:text-indent="1.27cm" style:auto-text-indent="false"/>
    </style:style>
    <style:style style:name="P20" style:family="paragraph" style:parent-style-name="Standard">
      <loext:graphic-properties draw:fill="solid" draw:fill-color="#ffffff"/>
      <style:paragraph-properties fo:margin-top="0.176cm" fo:margin-bottom="0.176cm" loext:contextual-spacing="false" fo:line-height="150%" fo:background-color="#ffffff"/>
      <style:text-properties fo:color="#6b6f80" style:font-name="Consolas" fo:font-size="10.5pt" fo:font-weight="bold" fo:background-color="#2f3640" style:font-name-asian="Consolas1" style:font-size-asian="10.5pt" style:font-weight-asian="bold" style:font-name-complex="Consolas1" style:font-size-complex="10.5pt"/>
    </style:style>
    <style:style style:name="P21" style:family="paragraph" style:parent-style-name="Standard">
      <loext:graphic-properties draw:fill="solid" draw:fill-color="#ffffff"/>
      <style:paragraph-properties fo:margin-top="0.176cm" fo:margin-bottom="0.176cm" loext:contextual-spacing="false" fo:line-height="100%" fo:text-align="justify" style:justify-single-word="false" fo:background-color="#ffffff"/>
      <style:text-properties fo:color="#6b6f80" style:font-name="Consolas" fo:font-size="10.5pt" fo:background-color="#2f3640" style:font-name-asian="Consolas1" style:font-size-asian="10.5pt" style:font-name-complex="Consolas1" style:font-size-complex="10.5pt"/>
    </style:style>
    <style:style style:name="P22" style:family="paragraph" style:parent-style-name="Heading_20_4">
      <loext:graphic-properties draw:fill="solid" draw:fill-color="#ffffff"/>
      <style:paragraph-properties fo:margin-top="0cm" fo:margin-bottom="0.071cm" loext:contextual-spacing="false" fo:line-height="120%" fo:keep-together="auto" fo:background-color="#ffffff" fo:keep-with-next="auto"/>
      <style:text-properties fo:color="#464855" style:font-name="Comfortaa" fo:font-size="11pt" fo:background-color="#ffffff" style:font-name-asian="Comfortaa1" style:font-size-asian="11pt" style:font-name-complex="Comfortaa1" style:font-size-complex="11pt"/>
    </style:style>
    <style:style style:name="P23" style:family="paragraph" style:parent-style-name="Heading_20_5">
      <loext:graphic-properties draw:fill="solid" draw:fill-color="#ffffff"/>
      <style:paragraph-properties fo:margin-top="0.388cm" fo:margin-bottom="0.071cm" loext:contextual-spacing="false" fo:line-height="100%" fo:keep-together="auto" fo:background-color="#ffffff" fo:keep-with-next="auto"/>
      <style:text-properties fo:color="#6b6f80" style:font-name="Roboto" fo:font-size="10pt" fo:font-weight="bold" style:font-name-asian="Roboto2" style:font-size-asian="10pt" style:font-weight-asian="bold" style:font-name-complex="Roboto2" style:font-size-complex="10pt"/>
    </style:style>
    <style:style style:name="P24" style:family="paragraph" style:parent-style-name="Heading_20_5">
      <loext:graphic-properties draw:fill="solid" draw:fill-color="#ffffff"/>
      <style:paragraph-properties fo:margin-top="0.388cm" fo:margin-bottom="0.071cm" loext:contextual-spacing="false" fo:line-height="100%" fo:keep-together="auto" fo:background-color="#ffffff" fo:keep-with-next="auto"/>
    </style:style>
    <style:style style:name="P25" style:family="paragraph" style:parent-style-name="Heading_20_4">
      <loext:graphic-properties draw:fill="solid" draw:fill-color="#ffffff"/>
      <style:paragraph-properties fo:margin-top="0cm" fo:margin-bottom="0.071cm" loext:contextual-spacing="false" fo:line-height="120%" fo:keep-together="auto" fo:background-color="#ffffff" fo:keep-with-next="auto"/>
      <style:text-properties fo:color="#464855" style:font-name="Comfortaa" fo:font-size="11pt" fo:font-weight="bold" fo:background-color="#ffffff" style:font-name-asian="Comfortaa1" style:font-size-asian="11pt" style:font-weight-asian="bold" style:font-name-complex="Comfortaa1" style:font-size-complex="11pt"/>
    </style:style>
    <style:style style:name="P26" style:family="paragraph" style:parent-style-name="Heading_20_3">
      <loext:graphic-properties draw:fill="solid" draw:fill-color="#ffffff"/>
      <style:paragraph-properties fo:margin-top="0cm" fo:margin-bottom="0.141cm" loext:contextual-spacing="false" fo:line-height="120%" fo:keep-together="auto" fo:background-color="#ffffff" fo:keep-with-next="auto"/>
      <style:text-properties fo:color="#464855" style:font-name="Comfortaa" fo:font-size="13pt" fo:font-weight="bold" style:font-name-asian="Comfortaa1" style:font-size-asian="13pt" style:font-weight-asian="bold" style:font-name-complex="Comfortaa1" style:font-size-complex="13pt"/>
    </style:style>
    <style:style style:name="P27" style:family="paragraph" style:parent-style-name="Heading_20_3">
      <loext:graphic-properties draw:fill="solid" draw:fill-color="#ffffff"/>
      <style:paragraph-properties fo:margin-top="0cm" fo:margin-bottom="0.141cm" loext:contextual-spacing="false" fo:line-height="120%" fo:background-color="#ffffff"/>
      <style:text-properties fo:color="#464855" style:font-name="Comfortaa" fo:font-size="13pt" style:font-name-asian="Comfortaa1" style:font-size-asian="13pt" style:font-name-complex="Comfortaa1" style:font-size-complex="13pt"/>
    </style:style>
    <style:style style:name="P28" style:family="paragraph" style:parent-style-name="Heading_20_3" style:master-page-name="Standard">
      <loext:graphic-properties draw:fill="solid" draw:fill-color="#ffffff"/>
      <style:paragraph-properties fo:margin-top="0cm" fo:margin-bottom="0.141cm" loext:contextual-spacing="false" fo:line-height="120%" fo:text-align="center" style:justify-single-word="false" fo:keep-together="auto" style:page-number="1" fo:background-color="#ffffff" fo:keep-with-next="auto"/>
      <style:text-properties fo:color="#464855" style:font-name="Comfortaa" fo:font-size="15pt" officeooo:rsid="000d4f6b" officeooo:paragraph-rsid="000d4f6b" style:font-name-asian="Comfortaa1" style:font-size-asian="15pt" style:font-name-complex="Comfortaa1" style:font-size-complex="15pt"/>
    </style:style>
    <style:style style:name="P29" style:family="paragraph" style:parent-style-name="Standard">
      <loext:graphic-properties draw:fill="solid" draw:fill-color="#ffffff"/>
      <style:paragraph-properties fo:margin-top="0cm" fo:margin-bottom="0.423cm" loext:contextual-spacing="false" fo:line-height="100%" fo:background-color="#ffffff"/>
      <style:text-properties fo:color="#6b6f80" style:font-name="Roboto" fo:font-size="10.5pt" style:font-name-asian="Roboto2" style:font-size-asian="10.5pt" style:font-name-complex="Roboto2" style:font-size-complex="10.5pt"/>
    </style:style>
    <style:style style:name="P30" style:family="paragraph" style:parent-style-name="Standard">
      <loext:graphic-properties draw:fill="solid" draw:fill-color="#ffffff"/>
      <style:paragraph-properties fo:margin-top="0cm" fo:margin-bottom="0.423cm" loext:contextual-spacing="false" fo:line-height="100%" fo:background-color="#ffffff"/>
      <style:text-properties fo:color="#6b6f80" style:font-name="Roboto" fo:font-size="10.5pt" fo:background-color="#ffffff" style:font-name-asian="Roboto2" style:font-size-asian="10.5pt" style:font-name-complex="Roboto2" style:font-size-complex="10.5pt"/>
    </style:style>
    <style:style style:name="P31" style:family="paragraph" style:parent-style-name="Standard">
      <loext:graphic-properties draw:fill="solid" draw:fill-color="#ffffff"/>
      <style:paragraph-properties fo:margin-top="0cm" fo:margin-bottom="0.423cm" loext:contextual-spacing="false" fo:line-height="180%" fo:background-color="#ffffff"/>
      <style:text-properties fo:color="#6b6f80" style:font-name="Roboto" fo:font-size="10.5pt" fo:background-color="#ffffff" style:font-name-asian="Roboto2" style:font-size-asian="10.5pt" style:font-name-complex="Roboto2" style:font-size-complex="10.5pt"/>
    </style:style>
    <style:style style:name="P32" style:family="paragraph" style:parent-style-name="Standard">
      <loext:graphic-properties draw:fill="solid" draw:fill-color="#ffffff"/>
      <style:paragraph-properties fo:margin-top="0cm" fo:margin-bottom="0.423cm" loext:contextual-spacing="false" fo:line-height="100%" fo:background-color="#ffffff"/>
      <style:text-properties fo:color="#6b6f80" style:font-name="Roboto" fo:font-size="14.5pt" style:font-name-asian="Roboto2" style:font-size-asian="14.5pt" style:font-name-complex="Roboto2" style:font-size-complex="14.5pt"/>
    </style:style>
    <style:style style:name="P33" style:family="paragraph" style:parent-style-name="Standard">
      <loext:graphic-properties draw:fill="solid" draw:fill-color="#ffffff"/>
      <style:paragraph-properties fo:margin-top="0cm" fo:margin-bottom="0.423cm" loext:contextual-spacing="false" fo:line-height="100%" fo:text-align="center" style:justify-single-word="false" fo:background-color="#ffffff"/>
      <style:text-properties fo:color="#6b6f80" style:font-name="Roboto" fo:font-size="14.5pt" style:font-name-asian="Roboto2" style:font-size-asian="14.5pt" style:font-name-complex="Roboto2" style:font-size-complex="14.5pt"/>
    </style:style>
    <style:style style:name="P34"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6b6f80" style:font-name="Roboto" fo:font-size="13.5pt" style:font-name-asian="Roboto2" style:font-size-asian="13.5pt" style:font-name-complex="Roboto2" style:font-size-complex="13.5pt"/>
    </style:style>
    <style:style style:name="P35" style:family="paragraph" style:parent-style-name="Standard">
      <loext:graphic-properties draw:fill="solid" draw:fill-color="#ffffff"/>
      <style:paragraph-properties fo:margin-top="0cm" fo:margin-bottom="0.423cm" loext:contextual-spacing="false" fo:line-height="180%" fo:text-align="center" style:justify-single-word="false" fo:background-color="#ffffff"/>
      <style:text-properties fo:font-size="11pt" style:font-size-asian="11pt" style:font-size-complex="11pt"/>
    </style:style>
    <style:style style:name="P36" style:family="paragraph" style:parent-style-name="Standard">
      <style:text-properties fo:color="#6b6f80" style:font-name="Roboto" fo:font-size="10.5pt" fo:background-color="#ffffff" style:font-name-asian="Roboto2" style:font-size-asian="10.5pt" style:font-name-complex="Roboto2" style:font-size-complex="10.5pt"/>
    </style:style>
    <style:style style:name="P37" style:family="paragraph" style:parent-style-name="Standard">
      <style:text-properties fo:color="#6b6f80" style:font-name="Roboto" fo:font-size="10.5pt" style:font-name-asian="Roboto2" style:font-size-asian="10.5pt" style:font-name-complex="Roboto2" style:font-size-complex="10.5pt"/>
    </style:style>
    <style:style style:name="P38" style:family="paragraph" style:parent-style-name="Standard">
      <style:paragraph-properties fo:line-height="100%"/>
      <style:text-properties fo:color="#6b6f80" style:font-name="Roboto" fo:font-size="10.5pt" style:font-name-asian="Roboto2" style:font-size-asian="10.5pt" style:font-name-complex="Roboto2" style:font-size-complex="10.5pt"/>
    </style:style>
    <style:style style:name="P39" style:family="paragraph" style:parent-style-name="Standard">
      <style:text-properties fo:font-weight="bold" style:font-weight-asian="bold"/>
    </style:style>
    <style:style style:name="P40" style:family="paragraph" style:parent-style-name="Standard">
      <style:text-properties fo:font-size="10pt" fo:font-weight="bold" style:font-size-asian="10pt" style:font-weight-asian="bold" style:font-size-complex="10pt"/>
    </style:style>
    <style:style style:name="P41" style:family="paragraph" style:parent-style-name="Standard" style:list-style-name="WWNum2">
      <loext:graphic-properties draw:fill="solid" draw:fill-color="#ffffff"/>
      <style:paragraph-properties fo:margin-left="1.27cm" fo:margin-right="0cm" fo:margin-top="0cm" fo:margin-bottom="0cm" loext:contextual-spacing="false" fo:line-height="180%" fo:text-indent="-0.635cm" style:auto-text-indent="false" fo:background-color="#ffffff"/>
    </style:style>
    <style:style style:name="P42"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style>
    <style:style style:name="P43" style:family="paragraph" style:parent-style-name="Standard" style:list-style-name="WWNum2">
      <loext:graphic-properties draw:fill="solid" draw:fill-color="#ffffff"/>
      <style:paragraph-properties fo:margin-left="1.27cm" fo:margin-right="0cm" fo:margin-top="0cm" fo:margin-bottom="0.423cm" loext:contextual-spacing="false" fo:line-height="180%" fo:text-indent="-0.635cm" style:auto-text-indent="false" fo:background-color="#ffffff"/>
    </style:style>
    <style:style style:name="P44"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T1" style:family="text">
      <style:text-properties fo:color="#6b6f80" style:font-name="Roboto" fo:font-size="10.5pt" style:font-name-asian="Roboto2" style:font-size-asian="10.5pt" style:font-name-complex="Roboto2" style:font-size-complex="10.5pt"/>
    </style:style>
    <style:style style:name="T2" style:family="text">
      <style:text-properties fo:color="#6b6f80" style:font-name="Roboto" fo:font-size="10.5pt" fo:background-color="#ffffff" loext:char-shading-value="0" style:font-name-asian="Roboto2" style:font-size-asian="10.5pt" style:font-name-complex="Roboto2" style:font-size-complex="10.5pt"/>
    </style:style>
    <style:style style:name="T3" style:family="text">
      <style:text-properties fo:color="#6b6f80" style:font-name="Roboto" fo:font-size="10.5pt" style:text-underline-style="solid" style:text-underline-width="auto" style:text-underline-color="font-color" style:font-name-asian="Roboto2" style:font-size-asian="10.5pt" style:font-name-complex="Roboto2" style:font-size-complex="10.5pt"/>
    </style:style>
    <style:style style:name="T4" style:family="text">
      <style:text-properties fo:color="#6b6f80" style:font-name="Roboto" fo:font-size="10.5pt" fo:font-weight="bold" style:font-name-asian="Roboto2" style:font-size-asian="10.5pt" style:font-weight-asian="bold" style:font-name-complex="Roboto2" style:font-size-complex="10.5pt"/>
    </style:style>
    <style:style style:name="T5" style:family="text">
      <style:text-properties fo:color="#6b6f80" style:font-name="Roboto" fo:font-size="17.5pt" fo:font-weight="bold" style:font-name-asian="Roboto2" style:font-size-asian="17.5pt" style:font-weight-asian="bold" style:font-name-complex="Roboto2" style:font-size-complex="17.5pt"/>
    </style:style>
    <style:style style:name="T6" style:family="text">
      <style:text-properties fo:color="#6b6f80" style:font-name="Roboto" fo:font-size="14.5pt" style:font-name-asian="Roboto2" style:font-size-asian="14.5pt" style:font-name-complex="Roboto2" style:font-size-complex="14.5pt"/>
    </style:style>
    <style:style style:name="T7" style:family="text">
      <style:text-properties fo:color="#6b6f80" style:font-name="Roboto" fo:font-size="14.5pt" fo:font-weight="bold" style:font-name-asian="Roboto2" style:font-size-asian="14.5pt" style:font-weight-asian="bold" style:font-name-complex="Roboto2" style:font-size-complex="14.5pt"/>
    </style:style>
    <style:style style:name="T8" style:family="text">
      <style:text-properties fo:color="#6b6f80" style:font-name="Roboto" fo:font-size="12.5pt" style:font-name-asian="Roboto2" style:font-size-asian="12.5pt" style:font-name-complex="Roboto2" style:font-size-complex="12.5pt"/>
    </style:style>
    <style:style style:name="T9" style:family="text">
      <style:text-properties fo:color="#6b6f80" style:font-name="Roboto" fo:font-size="14pt" fo:font-weight="bold" style:font-name-asian="Roboto2" style:font-size-asian="14pt" style:font-weight-asian="bold" style:font-name-complex="Roboto2" style:font-size-complex="14pt"/>
    </style:style>
    <style:style style:name="T10" style:family="text">
      <style:text-properties fo:color="#6b6f80" style:font-name="Roboto" fo:font-size="12pt" fo:font-weight="bold" style:font-name-asian="Roboto2" style:font-size-asian="12pt" style:font-weight-asian="bold" style:font-name-complex="Roboto2" style:font-size-complex="12pt"/>
    </style:style>
    <style:style style:name="T11" style:family="text">
      <style:text-properties fo:color="#6b6f80" style:font-name="Roboto" fo:font-size="11.5pt" style:font-name-asian="Roboto2" style:font-size-asian="11.5pt" style:font-name-complex="Roboto2" style:font-size-complex="11.5pt"/>
    </style:style>
    <style:style style:name="T12" style:family="text">
      <style:text-properties fo:color="#6b6f80" style:font-name="Roboto" fo:font-size="16.5pt" fo:font-weight="bold" style:font-name-asian="Roboto2" style:font-size-asian="16.5pt" style:font-weight-asian="bold" style:font-name-complex="Roboto2" style:font-size-complex="16.5pt"/>
    </style:style>
    <style:style style:name="T13" style:family="text">
      <style:text-properties fo:color="#6b6f80" style:font-name="Roboto" fo:font-size="13.5pt" fo:font-weight="bold" style:font-name-asian="Roboto2" style:font-size-asian="13.5pt" style:font-weight-asian="bold" style:font-name-complex="Roboto2" style:font-size-complex="13.5pt"/>
    </style:style>
    <style:style style:name="T14" style:family="text">
      <style:text-properties fo:color="#f74b5c" style:font-name="Comfortaa" fo:font-size="9.5pt" fo:background-color="#f2f3f5" loext:char-shading-value="0" style:font-name-asian="Comfortaa1" style:font-size-asian="9.5pt" style:font-name-complex="Comfortaa1" style:font-size-complex="9.5pt"/>
    </style:style>
    <style:style style:name="T15" style:family="text">
      <style:text-properties fo:color="#f74b5c" style:font-name="Comfortaa" fo:font-size="9.5pt" fo:font-weight="bold" fo:background-color="#f2f3f5" loext:char-shading-value="0" style:font-name-asian="Comfortaa1" style:font-size-asian="9.5pt" style:font-weight-asian="bold" style:font-name-complex="Comfortaa1" style:font-size-complex="9.5pt"/>
    </style:style>
    <style:style style:name="T16" style:family="text">
      <style:text-properties fo:font-size="11pt" style:font-size-asian="11pt" style:font-size-complex="11pt"/>
    </style:style>
    <style:style style:name="T17" style:family="text">
      <style:text-properties style:font-name="Consolas" fo:font-size="10.5pt" fo:background-color="#2f3640" loext:char-shading-value="0" style:font-name-asian="Consolas1" style:font-size-asian="10.5pt" style:font-name-complex="Consolas1" style:font-size-complex="10.5pt"/>
    </style:style>
    <style:style style:name="T18" style:family="text">
      <style:text-properties fo:font-weight="bold" style:font-weight-asian="bold"/>
    </style:style>
    <style:style style:name="T19" style:family="text">
      <style:text-properties fo:font-size="9pt" fo:font-style="italic" style:font-size-asian="9pt" style:font-style-asian="italic" style:font-size-complex="9pt"/>
    </style:style>
    <style:style style:name="T20" style:family="text">
      <style:text-properties fo:font-size="9pt" style:font-size-asian="9pt" style:font-size-complex="9pt"/>
    </style:style>
    <style:style style:name="T21" style:family="text">
      <style:text-properties fo:font-size="7pt" style:font-size-asian="7pt" style:font-size-complex="7pt"/>
    </style:style>
    <style:style style:name="T22" style:family="text">
      <style:text-properties fo:font-size="17pt" fo:font-weight="bold" style:font-size-asian="17pt" style:font-weight-asian="bold" style:font-size-complex="17pt"/>
    </style:style>
    <style:style style:name="T23" style:family="text">
      <style:text-properties fo:font-size="14pt" fo:font-weight="bold" style:font-size-asian="14pt" style:font-weight-asian="bold" style:font-size-complex="14pt"/>
    </style:style>
    <style:style style:name="T24" style:family="text">
      <style:text-properties fo:font-size="15pt" fo:font-weight="bold" style:font-size-asian="15pt" style:font-weight-asian="bold" style:font-size-complex="15pt"/>
    </style:style>
    <style:style style:name="T25" style:family="text">
      <style:text-properties fo:color="#434343"/>
    </style:style>
    <style:style style:name="T26" style:family="text">
      <style:text-properties fo:color="#434343" fo:font-size="16pt" fo:font-weight="bold" style:font-size-asian="16pt" style:font-weight-asian="bold" style:font-size-complex="16pt"/>
    </style:style>
    <style:style style:name="T27" style:family="text">
      <style:text-properties fo:color="#434343" fo:font-size="16pt" style:font-size-asian="16pt" style:font-size-complex="16pt"/>
    </style:style>
    <style:style style:name="T28" style:family="text">
      <style:text-properties fo:font-size="8pt" style:font-size-asian="8pt" style:font-size-complex="8pt"/>
    </style:style>
    <style:style style:name="T29" style:family="text">
      <style:text-properties fo:font-size="8pt" fo:font-style="italic" style:font-size-asian="8pt" style:font-style-asian="italic" style:font-size-complex="8pt"/>
    </style:style>
    <style:style style:name="T30" style:family="text">
      <style:text-properties officeooo:rsid="000d4f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Ruby Langage</text:p>
      <text:p text:style-name="P27"/>
      <text:p text:style-name="P27"><text:bookmark text:name="_ui787tssxbkh"/>Les types de données simples</text:p>
      <text:p text:style-name="P10"><text:span text:style-name="T1">Les types de données sont grosso-modo ce que tu vas mettre dans les variables. Pour le moment tu en as vu un seul type : les </text:span><text:span text:style-name="T3">string</text:span><text:span text:style-name="T1">. Un string est une suite de caractères, par exemple </text:span><text:span text:style-name="T14">"Bonjour, monde !"</text:span><text:span text:style-name="T1"> est un string. Un string sera toujours entre guillemets anglais (</text:span><text:span text:style-name="T14">"</text:span><text:span text:style-name="T1">) ou apostrophes (</text:span><text:span text:style-name="T14">'</text:span><text:span text:style-name="T1">).</text:span></text:p>
      <text:p text:style-name="P14">Voici quelques autres types de données :</text:p>
      <text:list xml:id="list3918322874" text:style-name="WWNum2">
        <text:list-item>
          <text:p text:style-name="P41"><text:span text:style-name="T1">integer : ce sont des nombres entiers (</text:span><text:span text:style-name="T14">2</text:span><text:span text:style-name="T1">, </text:span><text:span text:style-name="T14">0</text:span><text:span text:style-name="T1">, </text:span><text:span text:style-name="T14">23972</text:span><text:span text:style-name="T1"> ou </text:span><text:span text:style-name="T14">-3</text:span><text:span text:style-name="T1"> sont des integer)</text:span></text:p>
        </text:list-item>
        <text:list-item>
          <text:p text:style-name="P41"><text:span text:style-name="T1">float : ce sont des nombres réels, généralement écrits avec un point (</text:span><text:span text:style-name="T14">3.14</text:span><text:span text:style-name="T1">, </text:span><text:span text:style-name="T14">2.5</text:span><text:span text:style-name="T1">, </text:span><text:span text:style-name="T14">4.0</text:span><text:span text:style-name="T1"> sont des floats)</text:span></text:p>
        </text:list-item>
        <text:list-item>
          <text:p text:style-name="P43"><text:span text:style-name="T1">booléen : ils deux valeurs : </text:span><text:span text:style-name="T14">true</text:span><text:span text:style-name="T1"> ou </text:span><text:span text:style-name="T14">false</text:span><text:span text:style-name="T1">.</text:span></text:p>
        </text:list-item>
      </text:list>
      <text:p text:style-name="P14">Voici les types de données de base.</text:p>
      <text:p text:style-name="P14">En général les string servent à noter des chaines de caractères (tout ce qui est phrase, mots, lettres). Tu t'en serviras beaucoup.</text:p>
      <text:p text:style-name="P10"><text:span text:style-name="T1">Les integer sont très pratiques : en effet, c'est le type de données qui te permet de mettre un nombre précis sur une action. Par exemple tu ne vas pas envoyer </text:span><text:span text:style-name="T14">2.3984</text:span><text:span text:style-name="T1"> emails à un utilisateur. Tu t'en serviras énormément.</text:span></text:p>
      <text:p text:style-name="P14">Les booléens permettent de mettre des conditions : si ceci est vrai, fais cela, sinon, fais cela. Tu t'en serviras beaucoup.</text:p>
      <text:p text:style-name="P14">Enfin, les float servent en général pour les opérations mathématiques, ou la physique (soit pas souvent).</text:p>
      <text:p text:style-name="P13"/>
      <text:p text:style-name="P10"><text:span text:style-name="T5">Quelques fonctions de base</text:span><text:span text:style-name="T1"> <text:s/>(Cours du <text:s/>Lundi )</text:span></text:p>
      <text:p text:style-name="P14"/>
      <text:p text:style-name="P14">Fichier en ruby : extension .rb<text:line-break/>Lancement du programme dans le terminal : $ ruby programm.rb</text:p>
      <text:p text:style-name="P15">Balise de commentaire : # (au début de la ligne)</text:p>
      <text:p text:style-name="P15">Affichage Ecran : Puts (Put String) ou Print</text:p>
      <text:p text:style-name="P15">Différence entre Print (affiche en ligne) et Puts (affiche en bloc = renvoi à la ligne)</text:p>
      <text:p text:style-name="Standard"><text:span text:style-name="T6">print "Bonjour "</text:span><text:span text:style-name="T7">,</text:span><text:span text:style-name="T6"> user_prenom <text:s text:c="2"/></text:span><text:span text:style-name="T8">(virgule pour séparer les termes à imprimer)</text:span></text:p>
      <text:p text:style-name="P5"/>
      <text:p text:style-name="P18"><text:span text:style-name="T6">puts "ton année de naissance: " </text:span><text:span text:style-name="T7">, </text:span><text:span text:style-name="T6">user_naiss</text:span></text:p>
      <text:p text:style-name="P18"><text:span text:style-name="T6">print "ton année de naissance: "</text:span><text:span text:style-name="T7"> , </text:span><text:span text:style-name="T6">user_naiss</text:span></text:p>
      <text:p text:style-name="P15">birth_year = 1995<text:line-break/>if birth_year == 1995<text:line-break/> puts "Cette personne est née en 1995 !"<text:line-break/>end</text:p>
      <text:p text:style-name="P15">hello_string = "Bonjour, monde !"<text:line-break/>puts hello_string</text:p>
      <text:p text:style-name="P15"><text:soft-page-break/></text:p>
      <text:p text:style-name="P15">hello_word = "Hello"<text:line-break/>world_word = "world"<text:line-break/>puts hello_word + world_word</text:p>
      <text:p text:style-name="P15">5.times do<text:line-break/> <text:s/>puts "Bonjour, monde !"<text:line-break/>end</text:p>
      <text:p text:style-name="P10"><text:span text:style-name="T6">two_in_integer = 2<text:line-break/>two_in_string = "2"<text:tab/><text:tab/><text:tab/></text:span><text:span text:style-name="T4">Erreur : 2 variables de type différent !<text:line-break/></text:span><text:span text:style-name="T6">puts two_in_integer + two_in_string</text:span></text:p>
      <text:p text:style-name="P23"><text:bookmark text:name="_1kz3iij0dy9x"/></text:p>
      <text:p text:style-name="P24"><text:bookmark text:name="_xlub7zvnkjlo"/><text:span text:style-name="T9">La méthode times</text:span><text:span text:style-name="T10"> : </text:span><text:span text:style-name="T6">Pour faire une opération un certain nombre de fois, nous utiliserons la méthode times. Elle s’applique à un entier k et exécute le bloc qu’on lui fournit k fois.<text:line-break/></text:span></text:p>
      <text:p text:style-name="P15">5.times { |i| print "#{i} " }<text:line-break/>Ici, la variable i variera de 0 à 4, et à chaque fois, nous allons afficher i. </text:p>
      <text:p text:style-name="P15">Voici l’équivalent de ce code en utilisant une boucle for.</text:p>
      <text:p text:style-name="P10"><text:span text:style-name="T6">for n in 0...5<text:line-break/>print "#{n} "<text:tab/><text:tab/></text:span><text:span text:style-name="T11">Sur les boucles:</text:span><text:span text:style-name="T6"><text:line-break/>end<text:tab/><text:tab/><text:tab/><text:tab/></text:span><text:span text:style-name="T8">https://grafikart.fr/tutoriels/loops-668</text:span></text:p>
      <text:p text:style-name="P15"/>
      <text:p text:style-name="P10"><text:span text:style-name="T6">puts 3 + 2 &lt; 5 - 7 <text:tab/></text:span><text:span text:style-name="T7">(affiche : False)</text:span></text:p>
      <text:p text:style-name="P10"><text:span text:style-name="T6">puts "Ça fait combien 3 + 2 ? #{3 + 2}" <text:tab/> </text:span><text:span text:style-name="T7">(transforme string en float?)</text:span></text:p>
      <text:p text:style-name="P10"><text:span text:style-name="T6">puts "Bonjour, c'est quoi ton blase ?"<text:line-break/>user_name = </text:span><text:span text:style-name="T7">gets.chomp</text:span><text:span text:style-name="T6"><text:line-break/>puts user_name</text:span></text:p>
      <text:p text:style-name="P15">—---------------------------------------------------------------</text:p>
      <text:p text:style-name="P11"><text:span text:style-name="T12">Suite du cours</text:span><text:span text:style-name="T13"> mais</text:span><text:span text:style-name="T12"> dans l’IRB</text:span></text:p>
      <text:p text:style-name="P35">Dans le terminal ubuntu, l’IRB permet de visualiser tout de suite les instructions</text:p>
      <text:p text:style-name="P16">Entrer et Sortir <text:tab/><text:tab/>$ irb <text:s text:c="16"/>2.5.1 :001 &gt; quit</text:p>
      <text:p text:style-name="P34">Dans l'IRB, on peut <text:s/>saisir une instruction sur plusieurs lignes. Pas de souci : IRB va détecter le début d'une instruction sur plusieurs lignes et n'exécutera ton code que lorsque tu saisiras end.</text:p>
      <text:p text:style-name="P16"/>
      <text:p text:style-name="P15"><text:soft-page-break/>—------------------------------------------------------------</text:p>
      <text:p text:style-name="P30">Dans l'IRB, on peut <text:s/>saisir une instruction sur plusieurs lignes. Pas de souci : IRB va détecter le début d'une instruction sur plusieurs lignes et n'exécutera ton code que lorsque tu saisiras end.</text:p>
      <text:p text:style-name="Standard">2.5.1 :007 &gt; puts "Hello World!"</text:p>
      <text:p text:style-name="Standard">Hello World!</text:p>
      <text:p text:style-name="Standard"><text:s text:c="2"/>=&gt; nil</text:p>
      <text:p text:style-name="P6"/>
      <text:p text:style-name="P12"><text:span text:style-name="T1">Cet affichage dans IRB signifie qu'une telle instruction aurait affiché </text:span><text:span text:style-name="T14">Hello World!</text:span><text:span text:style-name="T1"> dans ton terminal (exactement de la façon dont elle s'affiche là). La partie </text:span><text:span text:style-name="T14">=&gt; nil</text:span><text:span text:style-name="T1"> signifie que cette instruction ne retourne aucune valeur : quand tu mets un </text:span><text:span text:style-name="T14">puts</text:span><text:span text:style-name="T1">, aucune variable n'est stockée nulle part.</text:span></text:p>
      <text:p text:style-name="P12"><text:span text:style-name="T1">Quand tu</text:span><text:span text:style-name="T2"> sors de l'IRB, l'ensemble des variables que tu y <text:s/>auras déclarées seront effacées.</text:span></text:p>
      <text:p text:style-name="P12"><text:span text:style-name="T2">Tu peux facilement obtenir le type d'une variable ou d'une valeur avec la méthode </text:span><text:span text:style-name="T14">.class</text:span><text:span text:style-name="T2"> :</text:span></text:p>
      <text:p text:style-name="Standard">2.5.1 :002 &gt; "Zoé".class</text:p>
      <text:p text:style-name="Standard"><text:s text:c="2"/><text:tab/><text:tab/>=&gt; String </text:p>
      <text:p text:style-name="Standard">2.5.1 :003 &gt; 145000.class</text:p>
      <text:p text:style-name="P19"><text:s text:c="2"/>=&gt; Integer </text:p>
      <text:p text:style-name="Standard">2.5.1 :004 &gt; kilométrage.class</text:p>
      <text:p text:style-name="Standard"><text:s/><text:tab/><text:tab/> =&gt; Integer </text:p>
      <text:p text:style-name="Standard">2.5.1 :005 &gt; 3.5.class</text:p>
      <text:p text:style-name="P19"><text:s text:c="2"/>=&gt; Float </text:p>
      <text:p text:style-name="Standard">2.5.1 :006 &gt; "145000".class</text:p>
      <text:p text:style-name="Standard"><text:s/><text:tab/><text:tab/> =&gt; String</text:p>
      <text:p text:style-name="Standard">2.5.1 :007 &gt; true.class</text:p>
      <text:p text:style-name="Standard"><text:s/><text:tab/><text:tab/> =&gt; TrueClass </text:p>
      <text:p text:style-name="Standard">2.5.1 :008 &gt; false.class</text:p>
      <text:p text:style-name="Standard"><text:s/><text:tab/><text:tab/> =&gt; FalseClass</text:p>
      <text:p text:style-name="P7"/>
      <text:p text:style-name="P12"><text:span text:style-name="T2">Pour que l'utilisateur puisse rentrer une information, on utilise la méthode </text:span><text:span text:style-name="T14">gets.chomp</text:span><text:span text:style-name="T2"> dont le résultat est stocké dans une variable qu'on pourra appeler ensuite. On peut appeller à nouveau la variable dans l'IRB avec </text:span><text:span text:style-name="T14">input</text:span><text:span text:style-name="T2"> pour vérifier que la donnée a bien été stockée.</text:span></text:p>
      <text:p text:style-name="P12"><text:span text:style-name="T2">Attention : <text:s/>la saisie via </text:span><text:span text:style-name="T14">gets.chomp</text:span><text:span text:style-name="T2"> est toujours de type </text:span><text:span text:style-name="T14">String</text:span><text:span text:style-name="T2"> (même si tu saisis un chiffre, il sera sous forme de </text:span><text:span text:style-name="T14">String</text:span><text:span text:style-name="T2">). D’où la fonction </text:span><text:span text:style-name="T14">gets.chomp.to_i </text:span></text:p>
      <text:p text:style-name="P22"><text:bookmark text:name="_a9uozqp3f0pa"/></text:p>
      <text:p text:style-name="P25"><text:bookmark text:name="_968pam11x6oo"/>Opérations entre variables:</text:p>
      <text:p text:style-name="P9"/>
      <text:p text:style-name="P12"><text:span text:style-name="T2">Une fois des variables déclarées, on peut les combiner grâce aux opérateurs mathématiques de base : </text:span><text:span text:style-name="T14">+</text:span><text:span text:style-name="T2"> (addition), </text:span><text:span text:style-name="T14">-</text:span><text:span text:style-name="T2"> (soustraction), </text:span><text:span text:style-name="T14">*</text:span><text:span text:style-name="T2"> (multiplication) ou encore </text:span><text:span text:style-name="T14">/</text:span><text:span text:style-name="T2">(division). Cela marche aussi avec des </text:span><text:span text:style-name="T14">Integer</text:span><text:span text:style-name="T2"> :</text:span></text:p>
      <text:p text:style-name="Standard">2.5.1 :014 &gt; chiffre_1 = 3</text:p>
      <text:p text:style-name="Standard"><text:s text:c="2"/>=&gt; 3 </text:p>
      <text:p text:style-name="Standard">2.5.1 :015 &gt; chiffre_1 + 4 * chiffre_1</text:p>
      <text:p text:style-name="Standard"><text:s text:c="2"/>=&gt; 15 </text:p>
      <text:p text:style-name="Standard">2.5.1 :016 &gt; chiffre_1 = chiffre_1 - 1</text:p>
      <text:p text:style-name="Standard"><text:s text:c="2"/>=&gt; 2 </text:p>
      <text:p text:style-name="Standard">2.5.1 :017 &gt; chiffre_1 + 4 * chiffre_1</text:p>
      <text:p text:style-name="Standard"><text:s text:c="2"/>=&gt; 10</text:p>
      <text:p text:style-name="Standard"/>
      <text:p text:style-name="P2">On peut également concaténer 2 strings avec + :</text:p>
      <text:p text:style-name="P3"><text:soft-page-break/></text:p>
      <text:p text:style-name="Standard">2.5.1 :018 &gt; dessert = "gateau" + " " + "de riz" </text:p>
      <text:p text:style-name="Standard"><text:s text:c="2"/>=&gt; "gateau de riz" </text:p>
      <text:p text:style-name="Standard">2.5.1 :019 &gt; "je mangerais bien un" + " " + dessert</text:p>
      <text:p text:style-name="Standard"><text:s text:c="2"/>=&gt; "je mangerais bien un gateau de riz"</text:p>
      <text:p text:style-name="P20"/>
      <text:p text:style-name="P25"><text:bookmark text:name="_yq101dupm248"/>Opérations et types de données</text:p>
      <text:p text:style-name="Standard"/>
      <text:p text:style-name="P31">Si on essaye d'effectuer des opérations entre types différents, Ruby n'est pas d'accord :</text:p>
      <text:p text:style-name="Standard">2.5.1 :020 &gt; 3 + "3"</text:p>
      <text:p text:style-name="Standard">Traceback (most recent call last):</text:p>
      <text:p text:style-name="Standard"><text:s text:c="8"/>3: from /usr/share/rvm/rubies/ruby-2.5.1/bin/irb:11:in `</text:p>
      <text:p text:style-name="P21"/>
      <text:p text:style-name="P12"><text:span text:style-name="T2">Solution : changer le type quand c'est possible avec les méthodes </text:span><text:span text:style-name="T14">.to_s</text:span><text:span text:style-name="T2"> (qui transforme en </text:span><text:span text:style-name="T14">String</text:span><text:span text:style-name="T2">), </text:span><text:span text:style-name="T14">.to_i</text:span><text:span text:style-name="T2"> (qui transforme en </text:span><text:span text:style-name="T14">Integer</text:span><text:span text:style-name="T2">) et </text:span><text:span text:style-name="T14">to_f</text:span><text:span text:style-name="T2"> (qui transforme en </text:span><text:span text:style-name="T14">Float</text:span><text:span text:style-name="T2">) :</text:span></text:p>
      <text:p text:style-name="Standard">2.5.1 :002 &gt; my_number = "3".to_i</text:p>
      <text:p text:style-name="Standard"><text:s text:c="2"/>=&gt; 3 </text:p>
      <text:p text:style-name="Standard">2.5.1 :003 &gt; my_number.class<text:tab/><text:tab/><text:tab/><text:tab/><text:tab/><text:tab/><text:tab/>?</text:p>
      <text:p text:style-name="Standard"><text:s text:c="2"/>=&gt; Integer </text:p>
      <text:p text:style-name="Standard">2.5.1 :004 &gt; my_float = "3".to_f</text:p>
      <text:p text:style-name="Standard"><text:s text:c="2"/>=&gt; 3.0 </text:p>
      <text:p text:style-name="Standard">2.5.1 :005 &gt; my_float.class<text:tab/><text:tab/><text:tab/><text:tab/><text:tab/><text:tab/><text:tab/><text:tab/>?</text:p>
      <text:p text:style-name="Standard"><text:s text:c="2"/>=&gt; Float </text:p>
      <text:p text:style-name="Standard">2.5.1 :006 &gt; word = 3.to_s</text:p>
      <text:p text:style-name="Standard"><text:s text:c="2"/>=&gt; "3" </text:p>
      <text:p text:style-name="Standard">2.5.1 :007 &gt; word.class<text:tab/><text:tab/><text:tab/><text:tab/><text:tab/><text:tab/><text:tab/><text:tab/>?</text:p>
      <text:p text:style-name="Standard"><text:s text:c="2"/>=&gt; String</text:p>
      <text:p text:style-name="Standard"/>
      <text:p text:style-name="P12"><text:span text:style-name="T1">Attention: Retenez cette règle : une opération ne comportant que des </text:span><text:span text:style-name="T14">Integer</text:span><text:span text:style-name="T1"> donnera un résultat de type </text:span><text:span text:style-name="T14">Integer</text:span><text:span text:style-name="T1"> arrondi à l'entier inférieur. Pour obtenir un résultat précis à la virgule près (de type </text:span><text:span text:style-name="T14">Float</text:span><text:span text:style-name="T1"> donc), il faut qu'au moins une des données de l'opération soit un </text:span><text:span text:style-name="T14">Float</text:span><text:span text:style-name="T1">. </text:span></text:p>
      <text:p text:style-name="Standard">2.5.1 :023 &gt; 11 / 6</text:p>
      <text:p text:style-name="Standard"><text:s text:c="2"/>=&gt; 1 </text:p>
      <text:p text:style-name="Standard">2.5.1 :024 &gt; 11.0 / 6</text:p>
      <text:p text:style-name="Standard"><text:s text:c="2"/>=&gt; 1.8333333333333333 </text:p>
      <text:p text:style-name="Standard">2.5.1 :025 &gt; 11 / 6.to_f</text:p>
      <text:p text:style-name="Standard"><text:s text:c="2"/>=&gt; 1.8333333333333333</text:p>
      <text:p text:style-name="Standard"/>
      <text:p text:style-name="P14">Les méthodes en ruby : c'est le nom que ruby donne aux fonctions. Voici un programme qui définit une fonction hello_sayer puis qui l'appelle 2 lignes plus tard :</text:p>
      <text:p text:style-name="Standard"><text:span text:style-name="T18">def </text:span>hello_sayer <text:tab/><text:span text:style-name="T19">#fonction dont le rôle est d'afficher "Hello world !"</text:span></text:p>
      <text:p text:style-name="Standard"><text:s text:c="2"/>puts "Hello world !"</text:p>
      <text:p text:style-name="Standard">end</text:p>
      <text:p text:style-name="Standard"/>
      <text:p text:style-name="Standard">hello_sayer # ligne pour appeler la fonction </text:p>
      <text:p text:style-name="Standard"/>
      <text:p text:style-name="P40">Att : toutes les variables util<text:span text:style-name="T30">i</text:span>sées dans une fonction doivent avoir été définies à l’intérieur de cet<text:span text:style-name="T30">te </text:span>fonction !</text:p>
      <text:p text:style-name="Standard"><text:soft-page-break/></text:p>
      <text:p text:style-name="P1">Il faut donc organiser votre programme en une succession de méthodes avec interdiction d'avoir du code en dehors d'une méthode. Et pour chapeauter le tout, on rédige une méthode souvent appelée perform qui orchestre l'exécution de la méthode A, puis de la B, puis qui créé une variable qu'on injecte dans la C, etc.</text:p>
      <text:p text:style-name="P1"/>
      <text:p text:style-name="P1">Prenons l'exemple d'un programme qui demande le nom complet de quelqu'un. Nous allons créer une méthode ask_first_name et une méthode ask_last_name que nous allons appeler dans une méthode ask_full_name </text:p>
      <text:p text:style-name="P2"/>
      <text:p text:style-name="Standard"><text:span text:style-name="T18">def</text:span> ask_first_name</text:p>
      <text:p text:style-name="Standard"><text:s text:c="2"/>puts "Quel est ton prénom ?"</text:p>
      <text:p text:style-name="Standard"><text:s text:c="2"/>print "&gt; "</text:p>
      <text:p text:style-name="Standard"><text:s text:c="2"/>first_name = gets.chomp</text:p>
      <text:p text:style-name="Standard"><text:s text:c="2"/>return first_name</text:p>
      <text:p text:style-name="P9">end</text:p>
      <text:p text:style-name="Standard"/>
      <text:p text:style-name="Standard"><text:span text:style-name="T18">def</text:span> ask_last_name</text:p>
      <text:p text:style-name="Standard"><text:s text:c="2"/>puts "Quel est ton nom de famille ?"</text:p>
      <text:p text:style-name="Standard"><text:s text:c="2"/>print "&gt; "</text:p>
      <text:p text:style-name="Standard"><text:s text:c="2"/>last_name = gets.chomp</text:p>
      <text:p text:style-name="Standard"><text:s text:c="2"/>return last_name</text:p>
      <text:p text:style-name="P9">end</text:p>
      <text:p text:style-name="Standard"/>
      <text:p text:style-name="Standard"><text:span text:style-name="T18">def</text:span> greet(first_name, last_name)</text:p>
      <text:p text:style-name="Standard"><text:s text:c="2"/>puts "Bienvenue, #{first_name} #{last_name} !"</text:p>
      <text:p text:style-name="P9">end</text:p>
      <text:p text:style-name="Standard"/>
      <text:p text:style-name="Standard"><text:span text:style-name="T18">def </text:span>perform</text:p>
      <text:p text:style-name="Standard"><text:s text:c="2"/>first_name = ask_first_name</text:p>
      <text:p text:style-name="Standard"><text:s text:c="2"/>last_name = ask_last_name</text:p>
      <text:p text:style-name="Standard"><text:s text:c="2"/>greet(first_name, last_name)</text:p>
      <text:p text:style-name="P9">end</text:p>
      <text:p text:style-name="Standard"/>
      <text:p text:style-name="Standard">perform</text:p>
      <text:p text:style-name="Standard"/>
      <text:p text:style-name="P38">Lecture des méthodes (en l'absence de ligne d'exécution)</text:p>
      <text:p text:style-name="P38">Il lit la méthode ask_first_name. Elle est définie mais rien ne l’exécute donc il met juste dans un coin de sa mémoire "il faudra lire le contenu de cette méthode si jamais quelque chose l'exécute".</text:p>
      <text:p text:style-name="P38">Il fait pareil avec la méthode ask_last_name. Toujours pas d'exécution donc il ne fait que l'identifier et se dire "ok, une méthode portant ce nom est là". Idem pour les méthodes greet et perform.</text:p>
      <text:p text:style-name="P38">Puis l'ordinateur arrive à la ligne perform. Elle signifie "exécute la méthode nommée perform". Du coup l'ordinateur va enfin exécuter quelque chose ! Le code de la méthode va être exécuté : ruby def perform first_name = ask_first_name last_name = ask_last_name greet(first_name, last_name) end</text:p>
      <text:p text:style-name="P10"><text:span text:style-name="T1">Pour créer une méthode il faut faire :<text:line-break/></text:span>def ma_methode(local_variable)<text:line-break/> <text:s/># du code qu'elle exécutera à chaque fois<text:line-break/>end<text:span text:style-name="T17"><text:line-break/></text:span><text:span text:style-name="T1">Et pour l'appeler (et lancer son exécution) <text:line-break/></text:span>ma_methode(une_super_variable)</text:p>
      <text:p text:style-name="P14">Une bonne pratique est de ne pas faire dépasser 25 lignes à une méthode. Si ta méthode dépasse 25 lignes, coupe-la en plusieurs méthodes remplissant chacune une petite partie du rôle de la méthode initiale.</text:p>
      <text:p text:style-name="P10"><text:span text:style-name="T14">cities.class</text:span><text:span text:style-name="T2"> <text:tab/><text:tab/></text:span> <text:s/>=&gt; Affichage de la classe du tableau (array)</text:p>
      <text:p text:style-name="P10"><text:span text:style-name="T14">cities.length</text:span><text:tab/><text:tab/> <text:s/>=&gt;Affichage du nombre d’éléments du tableau</text:p>
      <text:p text:style-name="P10"><text:soft-page-break/><text:span text:style-name="T14">cities[3]</text:span><text:tab/><text:tab/> <text:s/>=&gt; Affichage de la 3ème variable du tableau (attention au zéro)</text:p>
      <text:p text:style-name="P10"><text:span text:style-name="T14">cities[3][1]</text:span><text:tab/><text:tab/> <text:s/>=&gt;Affichage dans la variable 3 <text:s/>de la variable 1 <text:line-break/><text:tab/><text:tab/><text:tab/> <text:s text:c="4"/>(dans ce cas : la variable 3 est un tableau !!!) <text:span text:style-name="T21">Tableau dans un tableau !</text:span></text:p>
      <text:p text:style-name="P14">Tu peux très facilement modifier une entrée d'un array:</text:p>
      <text:p text:style-name="Standard">2.5.1 :039 &gt; cities = ["Paris", "Lyon", "Montpellier"]</text:p>
      <text:p text:style-name="Standard"><text:s text:c="2"/>=&gt; ["Paris", "Lyon", "Montpellier"] </text:p>
      <text:p text:style-name="Standard">2.5.1 :040 &gt; cities[1]</text:p>
      <text:p text:style-name="Standard"><text:s text:c="2"/>=&gt; "Lyon" </text:p>
      <text:p text:style-name="Standard">2.5.1 :041 &gt; cities[1] = "Marseille"</text:p>
      <text:p text:style-name="Standard"><text:s text:c="2"/>=&gt; "Marseille" </text:p>
      <text:p text:style-name="Standard">2.5.1 :042 &gt; cities</text:p>
      <text:p text:style-name="Standard"><text:s text:c="2"/>=&gt; ["Paris", "Marseille", "Montpellier"]</text:p>
      <text:p text:style-name="Standard"/>
      <text:p text:style-name="Standard"><text:span text:style-name="T1">2 boucles au <text:s/>choix en Ruby : <text:s/>une boucle en <text:s text:c="2"/>n.times do <text:s text:c="2"/>ou <text:s text:c="3"/>une boucle for .. in ....</text:span><text:line-break/></text:p>
      <table:table table:name="Table1" table:style-name="Table1">
        <table:table-column table:style-name="Table1.A"/>
        <table:table-column table:style-name="Table1.B"/>
        <table:table-row table:style-name="Table1.1">
          <table:table-cell table:style-name="Table1.A1" office:value-type="string">
            <text:p text:style-name="P7">7.times do</text:p>
            <text:p text:style-name="P7"><text:s text:c="2"/>puts "hello world!"</text:p>
            <text:p text:style-name="P7">end</text:p>
          </table:table-cell>
          <table:table-cell table:style-name="Table1.A1" office:value-type="string">
            <text:p text:style-name="P8">for<text:span text:style-name="T18"> count</text:span> in (1<text:span text:style-name="T22">..</text:span>5) <text:s text:c="2"/><text:span text:style-name="T20">count est une variable</text:span></text:p>
            <text:p text:style-name="P8"><text:s text:c="2"/>puts count <text:s text:c="13"/><text:span text:style-name="T20">attention : 2 ou 3 points</text:span></text:p>
            <text:p text:style-name="P8"><text:s text:c="2"/>end <text:s text:c="20"/><text:span text:style-name="T20"><text:s/></text:span><text:span text:style-name="T23"><text:s text:c="3"/>…</text:span><text:span text:style-name="T18"> </text:span><text:span text:style-name="T20"><text:s/>: 5 et non compris</text:span></text:p>
          </table:table-cell>
        </table:table-row>
      </table:table>
      <text:p text:style-name="P10"/>
      <text:p text:style-name="P10"><text:s text:c="2"/>puts <text:span text:style-name="T24">"</text:span>Année bissextile numéro<text:span text:style-name="T25"> </text:span><text:span text:style-name="T26">#</text:span><text:span text:style-name="T27">{count}</text:span><text:span text:style-name="T24">"</text:span><text:span text:style-name="T16"> <text:s/>Entrer une variable integer dans un texte</text:span></text:p>
      <text:p text:style-name="P1">Les boucles appliquées aux arrays:</text:p>
      <text:p text:style-name="P4"/>
      <text:p text:style-name="Standard"><text:span text:style-name="T4">Méthode</text:span><text:span text:style-name="T14"> .each</text:span><text:span text:style-name="T1"> </text:span></text:p>
      <text:p text:style-name="Standard"/>
      <text:p text:style-name="Standard">2.5.1 :022 &gt; cities = ["Paris", "Lyon", "Montpellier"]</text:p>
      <text:p text:style-name="Standard"><text:s text:c="2"/>=&gt; ["Paris", "Lyon", "Montpellier"] </text:p>
      <text:p text:style-name="Standard">2.5.1 :023 &gt; cities<text:span text:style-name="T23">.</text:span><text:span text:style-name="T18">each do </text:span><text:span text:style-name="T23">|</text:span>ville<text:span text:style-name="T23">|</text:span></text:p>
      <text:p text:style-name="Standard">2.5.1 :024 &gt; <text:s text:c="4"/>puts ville<text:tab/><text:tab/><text:tab/><text:span text:style-name="T28">la variable Ville prendra la valeur de chaque <text:s text:c="5"/></text:span><text:s/>|<text:span text:style-name="T28">Alt Gr 6</text:span><text:span text:style-name="T18">|</text:span></text:p>
      <text:p text:style-name="Standard">2.5.1 :025?&gt; <text:s text:c="2"/>end<text:tab/><text:tab/><text:tab/><text:tab/><text:span text:style-name="T28"> variable du tableau puis elle sera affichée.</text:span></text:p>
      <text:p text:style-name="Standard">Paris</text:p>
      <text:p text:style-name="Standard">Lyon</text:p>
      <text:p text:style-name="Standard">Montpellier</text:p>
      <text:p text:style-name="Standard"><text:s text:c="2"/>=&gt; ["Paris", "Lyon", "Montpellier"]</text:p>
      <text:p text:style-name="P17"/>
      <text:p text:style-name="P14">On voit dans l'exemple ci-dessus que la boucle fonctionne ainsi :</text:p>
      <text:list xml:id="list4022978004" text:style-name="WWNum1">
        <text:list-item>
          <text:p text:style-name="P42"><text:span text:style-name="T1">On applique un </text:span><text:span text:style-name="T14">.each</text:span><text:span text:style-name="T1"> sur l'array </text:span><text:span text:style-name="T14">cities</text:span></text:p>
        </text:list-item>
        <text:list-item>
          <text:p text:style-name="P42"><text:span text:style-name="T1">Dans la ligne initialisant la boucle, on définit une variable (que j'ai appelé ici </text:span><text:span text:style-name="T14">city</text:span><text:span text:style-name="T1">). Cette variable va, à chaque tour de boucle, avoir la valeur d'une entrée du array </text:span><text:span text:style-name="T14">cities</text:span><text:span text:style-name="T1">. Au tour suivant elle passe à l'entrée suivante.</text:span></text:p>
        </text:list-item>
        <text:list-item>
          <text:p text:style-name="P44"><text:span text:style-name="T1">Pour chacune des 3 entrées du array, on exécute l'ensemble des instructions comprises entre la ligne du </text:span><text:span text:style-name="T14">each do</text:span><text:span text:style-name="T1"> et le </text:span><text:span text:style-name="T14">end</text:span><text:span text:style-name="T1">.</text:span></text:p>
        </text:list-item>
      </text:list>
      <text:p text:style-name="P10"><text:span text:style-name="T1">A noter: on peut rédiger le code précédent sur une seule ligne (ça n'est pas recommandé quand on débute) : </text:span>cities.each {|city| puts city}</text:p>
      <text:p text:style-name="P10"><text:span text:style-name="T1">On peut également utiliser la méthode </text:span><text:span text:style-name="T14">.each</text:span><text:span text:style-name="T1"> pour faire une boucle proche de ce que </text:span><text:span text:style-name="T14">for</text:span><text:span text:style-name="T1"> propose. La plupart des codeurs Ruby préfèrent d'ailleurs passer par </text:span><text:span text:style-name="T14">each</text:span><text:span text:style-name="T1"> que par </text:span><text:span text:style-name="T14">for</text:span><text:span text:style-name="T1"> :</text:span></text:p>
      <text:p text:style-name="Standard"><text:soft-page-break/>(1..5).each do |count|</text:p>
      <text:p text:style-name="Standard"><text:s text:c="2"/>puts count</text:p>
      <text:p text:style-name="Standard">end</text:p>
      <text:p text:style-name="Standard"/>
      <text:p text:style-name="P10"><text:span text:style-name="T4">Méthode <text:s text:c="3"/></text:span><text:span text:style-name="T15">.map</text:span><text:span text:style-name="T4">.</text:span><text:span text:style-name="T1"> <text:s text:c="3"/>et <text:s text:c="2"/></text:span><text:span text:style-name="T14">map!</text:span><text:span text:style-name="T1">.</text:span></text:p>
      <text:p text:style-name="P10"><text:span text:style-name="T1">Cette méthode, qui a une syntaxe très proche d'une boucle </text:span><text:span text:style-name="T14">each</text:span><text:span text:style-name="T1">, te retourne un array dont chaque entrée est issue des entrées du array initial mais modifiées selon l'instruction de la boucle. L'exemple ci-dessous te montre comment obtenir un array dont chaque entrée est le double du array </text:span><text:span text:style-name="T14">prime_number</text:span><text:span text:style-name="T1"> :</text:span></text:p>
      <text:p text:style-name="Standard">prime_numbers = [2, 3, 5, 7, 11, 13]</text:p>
      <text:p text:style-name="Standard">prime_numbers.map do |number|</text:p>
      <text:p text:style-name="Standard"><text:s text:c="2"/>number * 2</text:p>
      <text:p text:style-name="Standard">end</text:p>
      <text:p text:style-name="P10"><text:line-break/><text:span text:style-name="T1">Tu obtiens en retour l'array </text:span><text:span text:style-name="T14">[4, 6, 10, 14, 22, 26]</text:span><text:span text:style-name="T1"> (chaque entrée a été doublée). Ensuite fait un </text:span><text:span text:style-name="T14">puts prime_numbers</text:span><text:span text:style-name="T1"> : cela te montrera que l’array initial n'a pas été altéré.</text:span></text:p>
      <text:p text:style-name="P10"><text:span text:style-name="T1"><text:s/>Il faut utiliser </text:span><text:span text:style-name="T14">map!</text:span><text:span text:style-name="T1">. pourmodifier directement l’array de départ </text:span><text:span text:style-name="T14">prime_numbers</text:span><text:span text:style-name="T1">,</text:span><text:bookmark text:name="_cdvni470lsbn"/></text:p>
      <text:p text:style-name="P26"><text:bookmark text:name="_8ezi1vwud4yd"/>Les boucles while</text:p>
      <text:p text:style-name="P10"><text:span text:style-name="T1">Les boucles simples (</text:span><text:span text:style-name="T14">times do</text:span><text:span text:style-name="T1"> et </text:span><text:span text:style-name="T14">for.. in..</text:span><text:span text:style-name="T1">) et les boucles sur array (</text:span><text:span text:style-name="T14">each</text:span><text:span text:style-name="T1">) ont en commun qu'on peut, avant même que la boucle soit lancée, dire très précisément le nombre de tours qu'elle va effectuer : une boucle </text:span><text:span text:style-name="T14">8.times</text:span><text:span text:style-name="T1"> va faire 8 tours, une boucle </text:span><text:span text:style-name="T14">each</text:span><text:span text:style-name="T1"> va faire autant de tours que l'array dispose d'entrées.<text:line-break/>La boucle <text:s/></text:span><text:span text:style-name="T14">while</text:span><text:span text:style-name="T1"> a pour caractéristique principale de ne pas s'arrêter <text:s/>en fonction d'un nombre de tour donné : elle s'arrête en fonction d'une condition (un booléen qui doit passer de </text:span><text:span text:style-name="T14">true</text:span><text:span text:style-name="T1"> à </text:span><text:span text:style-name="T14">false</text:span><text:span text:style-name="T1">). Cela va permettre notamment de faire des boucles plus complexes.</text:span></text:p>
      <text:p text:style-name="P10"><text:span text:style-name="T14">CTRL</text:span><text:span text:style-name="T2"> + </text:span><text:span text:style-name="T14">C</text:span><text:span text:style-name="T2"> : en cas de boucle inifinie !</text:span></text:p>
      <text:p text:style-name="Standard">result = 0</text:p>
      <text:p text:style-name="Standard">while result &lt; 10</text:p>
      <text:p text:style-name="Standard"><text:s text:c="2"/>result = result + 1</text:p>
      <text:p text:style-name="Standard"><text:s text:c="2"/>puts "Pour le moment on a result = #{result}"</text:p>
      <text:p text:style-name="Standard"><text:s text:c="2"/>puts "plus que #{10 - result} tours !"</text:p>
      <text:p text:style-name="Standard">end</text:p>
      <text:p text:style-name="Standard"/>
      <text:p text:style-name="P1">La boucle while est particulièrement indiquée quand tu veux réagir à une action de l'utilisateur et pas une autre. Ainsi, si tu veux réagir quand l'utilisateur tape le string THP et rien d'autre::</text:p>
      <text:p text:style-name="Standard"/>
      <text:p text:style-name="Standard">input = " "<text:tab/><text:tab/><text:tab/><text:tab/> <text:span text:style-name="T29">#on initialise la variable sur laquelle on va poser notre condition de boucle</text:span></text:p>
      <text:p text:style-name="Standard"><text:s text:c="2"/>while input != "THP"<text:tab/><text:tab/> <text:span text:style-name="T29">#On ne sort de la boucle que si input == "THP"</text:span></text:p>
      <text:p text:style-name="Standard"><text:s text:c="4"/>puts "Tape THP s'il te plait !"</text:p>
      <text:p text:style-name="Standard"><text:s text:c="4"/>input = gets.chomp</text:p>
      <text:p text:style-name="Standard"><text:s text:c="2"/>end</text:p>
      <text:p text:style-name="Standard">puts "Merci !"</text:p>
      <text:p text:style-name="P15"/>
      <text:p text:style-name="P26"><text:bookmark text:name="_yq826w48s9il"/>Les méthodes</text:p>
      <text:p text:style-name="Standard"/>
      <text:p text:style-name="P14">Lorsque nous utilisons une méthode dans un programme, on dit que l’on appelle cette méthode. Tout comme nous pouvons utiliser print autant de fois que nous le voulons, nous pouvons appeler n’importe quelle méthode autant de fois que nous le voulons dans notre programme.</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Comfortaa" svg:font-family="Comfortaa"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fr" fo:country="FR"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6b6f8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6b6f80"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99cm" fo:margin-bottom="1cm" fo:margin-left="1cm" fo:margin-right="1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date>2023-01-20T23:24:09.055000000</dc:date>
    <meta:editing-duration>PT2M54S</meta:editing-duration>
    <meta:editing-cycles>1</meta:editing-cycles>
    <meta:document-statistic meta:table-count="1" meta:image-count="0" meta:object-count="0" meta:page-count="7" meta:paragraph-count="203" meta:word-count="2202" meta:character-count="13111" meta:non-whitespace-character-count="10786"/>
  </office:meta>
</office:document-meta>
</file>